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P1" style:family="paragraph" style:parent-style-name="Heading_20_1">
      <style:paragraph-properties fo:text-align="justify" style:justify-single-word="false"/>
    </style:style>
    <style:style style:name="P2" style:family="paragraph" style:parent-style-name="Heading_20_2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Standard">
      <style:paragraph-properties fo:margin-left="-0.018cm" fo:margin-right="0cm" fo:margin-top="0.212cm" fo:margin-bottom="0cm" fo:text-align="justify" style:justify-single-word="false" fo:text-indent="0cm" style:auto-text-indent="false" style:snap-to-layout-grid="false"/>
      <style:text-properties fo:font-size="8pt" fo:font-style="italic" style:font-size-asian="8pt" style:font-style-asian="italic" style:font-size-complex="8pt" style:font-style-complex="normal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9pt"/>
    </style:style>
    <style:style style:name="P7" style:family="paragraph" style:parent-style-name="Standard">
      <style:paragraph-properties fo:margin-left="0cm" fo:margin-right="0cm" fo:margin-top="0.212cm" fo:margin-bottom="0cm" fo:text-align="center" style:justify-single-word="false" fo:text-indent="0cm" style:auto-text-indent="false" style:snap-to-layout-grid="false"/>
      <style:text-properties fo:font-size="8pt" fo:font-style="italic" style:font-size-asian="8pt" style:font-style-asian="normal" style:font-size-complex="8pt" style:font-style-complex="normal"/>
    </style:style>
    <style:style style:name="P8" style:family="paragraph">
      <style:paragraph-properties fo:text-align="center"/>
      <style:text-properties fo:color="#ffffff"/>
    </style:style>
    <style:style style:name="P9" style:family="paragraph" style:parent-style-name="Standard">
      <style:paragraph-properties fo:margin-left="-0.018cm" fo:margin-right="0cm" fo:margin-top="0.212cm" fo:margin-bottom="0cm" fo:text-align="center" style:justify-single-word="false" fo:text-indent="0cm" style:auto-text-indent="false" style:snap-to-layout-grid="false"/>
      <style:text-properties fo:font-size="8pt" fo:font-style="italic" style:font-size-asian="8pt" style:font-style-asian="normal" style:font-size-complex="8pt" style:font-style-complex="normal"/>
    </style:style>
    <style:style style:name="P10" style:family="paragraph" style:parent-style-name="Text_20_body">
      <style:text-properties fo:font-style="italic" style:font-style-asian="italic" style:font-style-complex="italic"/>
    </style:style>
    <style:style style:name="P11" style:family="paragraph" style:parent-style-name="Text_20_body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ize="9pt"/>
    </style:style>
    <style:style style:name="T6" style:family="text">
      <style:text-properties fo:color="#ffffff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style:style style:name="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ffff" draw:fill="solid" draw:fill-color="#333333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f0f0f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0f0f0" draw:textarea-horizontal-align="justify" draw:textarea-vertical-align="middle" draw:auto-grow-height="false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Declaração de escopo (Escola 1.0)</text:h>
      <text:h text:style-name="P2" text:outline-level="2">Objetivos</text:h>
      <text:p text:style-name="P3">Automatizar operações típicas de instituições de ensino (cadastro de alunos, turmas, disciplinas e acompanhamento acadêmico de notas e freqüências, entre outras funções) é o motivo de existência do software livre (leia-se<text:span text:style-name="T1"> open source</text:span><text:span text:style-name="T2">) denominado Escola, hospedado em </text:span><text:a xlink:type="simple" xlink:href="http://escola.berlios.de/"><text:span text:style-name="T3">http://escola.berlios.de</text:span></text:a><text:span text:style-name="T2">. O desenvolvimento do Escola foi dividido em três fases seqüenciais, </text:span><text:span text:style-name="T4">concepção</text:span><text:span text:style-name="T2">, </text:span><text:span text:style-name="T4">construção</text:span><text:span text:style-name="T2"> e </text:span><text:span text:style-name="T4">avaliação</text:span><text:span text:style-name="T2">, conforme ilustrado abaixo.</text:span></text:p>
      <text:p text:style-name="P4"><draw:rect text:anchor-type="paragraph" draw:z-index="5" draw:style-name="gr1" draw:text-style-name="P6" svg:width="2.294cm" svg:height="0.389cm" svg:x="3.944cm" svg:y="0.132cm"><text:p text:style-name="P5"><text:span text:style-name="T5">Requisitos</text:span></text:p></draw:rect><draw:rect text:anchor-type="paragraph" draw:z-index="6" draw:style-name="gr1" draw:text-style-name="P6" svg:width="2.294cm" svg:height="0.389cm" svg:x="7.945cm" svg:y="0.132cm"><text:p text:style-name="P5"><text:span text:style-name="T5">Versão 1.0</text:span></text:p></draw:rect></text:p>
      <text:p text:style-name="P7"><draw:rect text:anchor-type="paragraph" draw:z-index="0" draw:style-name="gr2" draw:text-style-name="P8" svg:width="2.417cm" svg:height="0.565cm" svg:x="5.84cm" svg:y="0.122cm"><text:p text:style-name="P5"><text:span text:style-name="T6">Construção</text:span></text:p></draw:rect><draw:rect text:anchor-type="paragraph" draw:z-index="1" draw:style-name="gr3" draw:text-style-name="P5" svg:width="2.417cm" svg:height="0.565cm" svg:x="2.011cm" svg:y="0.122cm"><text:p text:style-name="P5">Concepção</text:p></draw:rect><draw:custom-shape text:anchor-type="paragraph" draw:z-index="2" draw:style-name="gr4" draw:text-style-name="P5" svg:width="1.112cm" svg:height="0.212cm" svg:x="4.533cm" svg:y="0.31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" draw:style-name="gr4" draw:text-style-name="P5" svg:width="1.112cm" svg:height="0.212cm" svg:x="8.534cm" svg:y="0.31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text:anchor-type="paragraph" draw:z-index="4" draw:style-name="gr3" draw:text-style-name="P5" svg:width="2.417cm" svg:height="0.565cm" svg:x="9.841cm" svg:y="0.122cm"><text:p text:style-name="P5">Avaliação</text:p></draw:rect></text:p>
      <text:p text:style-name="P9"/>
      <text:p text:style-name="Text_20_body">Os requisitos funcionais e não funcionais do Escola foram produzidos na fase de concepção. Tais requisitos são o principal insumo para a fase de construção (destacada na figura). <text:span text:style-name="T1">O presente projeto tem como objetivo realizar a fase de construção</text:span>. Esta fase inclui: (a) projeto de software; (b) implementação de código e (c) implantação (software e outros artefatos necessários para a instalação e personalização do Escola), além de atividades de projeto como manutenção de ambiente para <text:span text:style-name="T1">builds </text:span><text:span text:style-name="T2">diários, por exemplo</text:span>.</text:p>
      <text:p text:style-name="Text_20_body">O principal produto da fase de construção e, por conseguinte, do presente projeto, é a construção da primeira versão do software Escola. Conforme ilustrado na figura, a versão 1.0 será avaliada em fase posterior, que está além do escopo deste projeto. Esta avaliação será baseada nos critérios de aceitação (veja seção específica) dos produtos a serem desenvolvidos. (Importante: esta avaliação também definirá o aproveitamento ou não de cada estudante no trabalho final de curso da especialização em andamento. Veja Project Charter para detalhes.)</text:p>
      <text:p text:style-name="Text_20_body">A primeira versão do Escola deverá contemplar TODOS os requisitos estabelecidos neste documento e satisfazer os critérios de aceitação correspondentes.</text:p>
      <text:p text:style-name="Text_20_body">O conjunto de requisitos do Escola 1.0 compreende, em boa parte, “trechos” de processos administrativos de instituições de ensino. Esta decisão tem como objetivo tornar o sistema resultante aplicável a um conjunto significativo de cenários, embora não particular a um processo ou <text:span text:style-name="T1">workflow</text:span> específico. A personalização do Escola 1.0, portanto, é uma operação natural e esperada caso se queira adequá-lo aos processos de uma determinada instituição.</text:p>
      <text:h text:style-name="Heading_20_2" text:outline-level="2">Escopo do produto</text:h>
      <text:p text:style-name="Text_20_body">O escopo do produto está dividido conforme a categoria de usuários. São três as categorias: <text:span text:style-name="T7">aluno</text:span>, <text:span text:style-name="T7">docente</text:span>, <text:span text:style-name="T7">secretário</text:span> e <text:span text:style-name="T7">administrador</text:span>. Administrador é o responsável pela operação do Escola 1.0 e, portanto, suas funções são técnicas e deverão ser definidas ao longo do desenvolvimento, conforme a necessidade. Para as demais categorias, seguem as respectivas funcionalidades.</text:p>
      <text:h text:style-name="Heading_20_3" text:outline-level="3">Aluno</text:h>
      <text:p text:style-name="Text_20_body">Terá acesso às seguintes funções. </text:p>
      <text:p text:style-name="Text_20_body"><text:span text:style-name="T1">Acesso a notas e freqüências</text:span>. O Escola 1.0 irá exibir todas as notas e freqüências nas disciplinas cursadas pelo estudante devidamente autenticado (histórico). O aluno poderá, opcionalmente, selecionar o curso e uma turma por ele freqüentada no curso. O Escola 1.0 então irá fornecer as notas e as freqüências por ele obtidas especificamente na turma identificada.</text:p>
      <text:p text:style-name="Text_20_body"><text:span text:style-name="T1">Atualizar desempenho de docente</text:span>. O aluno identifica a turma da qual participa (a disciplina deve estar em andamento) e requisita opção de avaliação do docente da disciplina. O Escola 1.0 exibirá campos a serem preenchidos para a <text:s/>avaliação do docente na disciplina. Os campos podem vir preenchidos conforme valores anteriormente fornecidos. Observe que, durante a execução da disciplina, a avaliação poderá ser alterada a qualquer momento. Após o término da disciplina, contudo, será a última avaliação aquela a ser considerada. O histórico de mudanças não será mantido. Esta avaliação não será anônima. </text:p>
      <text:p text:style-name="P10">Cadastrar interesse em mudança. <text:span text:style-name="T2">O aluno poderá registrar interesse em qualquer mudança de nota e/ou freqüência para as turmas que freqüenta. Dessa forma, toda mudança que o afeta será automaticamente comunicada por meio de correspondência eletrônica. </text:span></text:p>
      <text:h text:style-name="Heading_20_3" text:outline-level="3">Docente</text:h>
      <text:p text:style-name="Text_20_body">Terá acesso às seguintes funções. </text:p>
      <text:p text:style-name="Text_20_body"><text:span text:style-name="T1">Atualizar notas e freqüências</text:span>. Dentre as turmas por ele ministradas e em andamento, o docente seleciona uma. O Escola 1.0 oferecerá meio para que a nota e a freqüência de cada aluno da disciplina seja alterada.</text:p>
      <text:p text:style-name="P10">Definir expressão de nota final<text:span text:style-name="T2">. Docente estabelece quantos notas serão empregadas para a definição da nota final e qual a expressão que define a nota final em função das notas parciais. O mecanismo de avaliação padrão estabelece o emprego de duas notas parciais e a nota final definida como a média aritmética simples das duas notas parciais. </text:span></text:p>
      <text:p text:style-name="P10">Gerar relatório de turma<text:span text:style-name="T2">. Em formato HTML ou PDF, poderá ser requisita a impressão de relatório contendo todas as notas e freqüências dos alunos em uma turma.</text:span></text:p>
      <text:p text:style-name="P10">Consultar desempenho. <text:span text:style-name="T2">O docente seleciona uma das turmas em que é responsável, presente ou não, e o Escola 1.0 exibe todas as avaliações correspondentes. Para o docente as avaliações são anônimas. Uma avaliação pode ser obtida em formato HTML ou PDF. </text:span></text:p>
      <text:h text:style-name="Heading_20_3" text:outline-level="3">Secretário</text:h>
      <text:p text:style-name="P10">Definir modelo de avaliação. <text:span text:style-name="T2">A avaliação do corpo docente será baseada em modelo a ser definida por meio desta função. Deve ser possível definir questões subjetivas (pergunta e resposta em forma de texto) e questões objetivas restritas a questões em forma de texto e a resposta em forma de um valor de zero (0) a dez (10). </text:span></text:p>
      <text:p text:style-name="P10">Cadastrar usuário. <text:span text:style-name="T2">Criar um novo usuário para o Escola 1.0. Deve ser fornecido o papel deste usuário (aluno, docente ou secretário). Ao se criar um novo usuário deverá ser fornecido o período de validade da conta em questão. Alternativamente, a conta pode ser criada mas permanecer indisponível. O período de validade só tem efeito para contas disponíveis. </text:span></text:p>
      <text:p text:style-name="P10">Cadastrar curso. <text:span text:style-name="T2">Um curso compreende várias disciplinas, docentes e outros detalhes. </text:span></text:p>
      <text:p text:style-name="P10">Criar turma. <text:span text:style-name="T2">Turma é a execução específica de uma disciplina de determinado curso. Número de vagas e docente responsável são algumas das informações a serem definidas para cada turma. </text:span></text:p>
      <text:p text:style-name="P10">Matricular aluno em curso. <text:span text:style-name="T2">Os alunos de um dado curso são definidos por meio desta função. </text:span></text:p>
      <text:p text:style-name="P10">Matricular aluno em turma. <text:span text:style-name="T2">Todo aluno só pode freqüentar uma turma se estiver devidamente matriculado na turma.</text:span></text:p>
      <text:h text:style-name="Heading_20_3" text:outline-level="3">Administrador</text:h>
      <text:p text:style-name="Text_20_body">Não necessariamente será oferecida funcionalidade por meio da web para o administrador. Também não é obrigatória a apresentação de software </text:p>
      <text:p text:style-name="Text_20_body"/>
      <text:p text:style-name="Text_20_body"/>
      <text:p text:style-name="P3"/>
      <text:p text:style-name="P11">________________________________</text:p>
      <text:p text:style-name="P11">Fábio Nogueira de Lucena<text:line-break/>(gerente do projet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319cm" fo:margin-bottom="0.011cm"/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0.5pt" fo:font-style="italic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a a</meta:initial-creator>
    <meta:creation-date>2007-04-24T09:31:23</meta:creation-date>
    <dc:creator>a a</dc:creator>
    <dc:date>2007-04-24T16:07:22</dc:date>
    <dc:language>pt-BR</dc:language>
    <meta:editing-cycles>119</meta:editing-cycles>
    <meta:editing-duration>PT6H33M5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1" meta:word-count="943" meta:character-count="6170"/>
  </office:meta>
</office:document-meta>
</file>